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46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9.603cm"/>
    </style:style>
    <style:style style:name="co4" style:family="table-column">
      <style:table-column-properties fo:break-before="auto" style:column-width="8.40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887cm" fo:break-before="auto" style:use-optimal-row-height="false"/>
    </style:style>
    <style:style style:name="ro3" style:family="table-row">
      <style:table-row-properties style:row-height="2.011cm" fo:break-before="auto" style:use-optimal-row-height="tru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811cm" fo:break-before="auto" style:use-optimal-row-height="false"/>
    </style:style>
    <style:style style:name="ro7" style:family="table-row">
      <style:table-row-properties style:row-height="2.558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758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style:font-name-asian="Segoe UI" style:font-name-complex="Tahoma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end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11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22" style:family="table-cell" style:parent-style-name="Default" style:data-style-name="N111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PRODOTTO</text:p>
          </table:table-cell>
          <table:table-cell table:style-name="ce5" office:value-type="string" calcext:value-type="string">
            <text:p>QUANTITA’</text:p>
          </table:table-cell>
          <table:table-cell table:style-name="ce5" office:value-type="string" calcext:value-type="string">
            <text:p>NOME</text:p>
          </table:table-cell>
          <table:table-cell table:style-name="ce1" office:value-type="string" calcext:value-type="string">
            <text:p>PREZZO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string" calcext:value-type="string">
            <text:p>NAS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Synology DiskStation DS1823xs+ DS1823xs+ senza disco rigido </text:p>
          </table:table-cell>
          <table:table-cell table:style-name="ce10" office:value-type="currency" office:currency="EUR" office:value="1750" calcext:value-type="currency">
            <text:p>€ 1.750,0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HARDISK PER NAS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Seagate IronWolf Pro Standard 512E model 20 TB </text:p>
          </table:table-cell>
          <table:table-cell table:style-name="ce10" office:value-type="currency" office:currency="EUR" office:value="824" calcext:value-type="currency">
            <text:p>€ 824,0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ISP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Abbonamento 10Gb Fibra stabile</text:p>
          </table:table-cell>
          <table:table-cell table:style-name="ce10" office:value-type="currency" office:currency="EUR" office:value="948" calcext:value-type="currency">
            <text:p>€ 948,0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Attivazione ISP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Installazione</text:p>
          </table:table-cell>
          <table:table-cell table:style-name="ce10" office:value-type="currency" office:currency="EUR" office:value="250" calcext:value-type="currency">
            <text:p>€ 250,00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Cavo per Amministrazione, Produzione, Vendita, Logistica</text:p>
          </table:table-cell>
          <table:table-cell table:style-name="ce6" office:value-type="float" office:value="80" calcext:value-type="float">
            <text:p>80</text:p>
          </table:table-cell>
          <table:table-cell table:style-name="ce3" office:value-type="string" calcext:value-type="string">
            <text:p>cavo cat5e </text:p>
          </table:table-cell>
          <table:table-cell table:style-name="ce10" office:value-type="currency" office:currency="EUR" office:value="160" calcext:value-type="currency">
            <text:p>€ 160,00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Cavo per Direzione, Ricerca e Sviluppo </text:p>
          </table:table-cell>
          <table:table-cell table:style-name="ce6" office:value-type="float" office:value="40" calcext:value-type="float">
            <text:p>40</text:p>
          </table:table-cell>
          <table:table-cell table:style-name="ce3" office:value-type="string" calcext:value-type="string">
            <text:p>cavo cat6 </text:p>
          </table:table-cell>
          <table:table-cell table:style-name="ce10" office:value-type="currency" office:currency="EUR" office:value="200" calcext:value-type="currency">
            <text:p>€ 200,00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PC per Amministrazione, Produzione, Vendita, Logistica </text:p>
          </table:table-cell>
          <table:table-cell table:style-name="ce6" office:value-type="float" office:value="80" calcext:value-type="float">
            <text:p>80</text:p>
          </table:table-cell>
          <table:table-cell table:style-name="ce3" office:value-type="string" calcext:value-type="string">
            <text:p>Dell Vostro 3710 SFF - Processore Intel Core i5-12400, 8 GB RAM DDR4, SSD 256 GB, Windows 11 Pro.</text:p>
          </table:table-cell>
          <table:table-cell table:style-name="ce10" office:value-type="currency" office:currency="EUR" office:value="40374" calcext:value-type="currency">
            <text:p>€ 40.374,00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PC per Direzione, Ricerca e Sviluppo </text:p>
          </table:table-cell>
          <table:table-cell table:style-name="ce6" office:value-type="float" office:value="40" calcext:value-type="float">
            <text:p>40</text:p>
          </table:table-cell>
          <table:table-cell table:style-name="ce3" office:value-type="string" calcext:value-type="string">
            <text:p>Dell OptiPlex 7020 MFF - Intel Core i5-12500T, 16 GB DDR5, SSD 512 GB, Windows 11 Pro </text:p>
          </table:table-cell>
          <table:table-cell table:style-name="ce10" office:value-type="currency" office:currency="EUR" office:value="27456" calcext:value-type="currency">
            <text:p>€ 27.456,00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Switch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Cisco Catalyst 2960-24TT - 24 porte Ethernet 10/100 Mbps, 2 porte uplink Gigabit Ethernet, Funzionalità Layer 2 complete, Montabile in rack, compatibile con standard aziendali, Interfaccia CLI Cisco IOS </text:p>
          </table:table-cell>
          <table:table-cell table:style-name="ce10" office:value-type="currency" office:currency="EUR" office:value="3839" calcext:value-type="currency">
            <text:p>€ 3.839,00</text:p>
          </table:table-cell>
          <table:table-cell table:number-columns-repeated="16380"/>
        </table:table-row>
        <table:table-row table:style-name="ro3">
          <table:table-cell table:style-name="ce2" office:value-type="string" calcext:value-type="string">
            <text:p>Rout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Cisco 2811 prezzo unitario - Il Cisco 2811 è un router modulare che consente l'aggiunta di vari moduli per adattarsi alle esigenze specifiche dell'infrastruttura, ampiamente utilizzato in ambienti aziendali per la sua robustezza e affidabilità. Adatto a diverse configurazioni di rete </text:p>
          </table:table-cell>
          <table:table-cell table:style-name="ce10" office:value-type="currency" office:currency="EUR" office:value="110" calcext:value-type="currency">
            <text:p>€ 110,00</text:p>
          </table:table-cell>
          <table:table-cell table:number-columns-repeated="16380"/>
        </table:table-row>
        <table:table-row table:style-name="ro4">
          <table:table-cell table:style-name="ce2" office:value-type="string" calcext:value-type="string">
            <text:p>Modulo 1 per Router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odulo HWIC-4ESW </text:p>
          </table:table-cell>
          <table:table-cell table:style-name="ce10" office:value-type="currency" office:currency="EUR" office:value="60" calcext:value-type="currency">
            <text:p>€ 60,00</text:p>
          </table:table-cell>
          <table:table-cell table:number-columns-repeated="16380"/>
        </table:table-row>
        <table:table-row table:style-name="ro5">
          <table:table-cell table:style-name="ce2" office:value-type="string" calcext:value-type="string">
            <text:p>Modulo 2 per Router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Modulo WIC-1ENET </text:p>
          </table:table-cell>
          <table:table-cell table:style-name="ce10" office:value-type="currency" office:currency="EUR" office:value="55" calcext:value-type="currency">
            <text:p>€ 55,00</text:p>
          </table:table-cell>
          <table:table-cell table:number-columns-repeated="16380"/>
        </table:table-row>
        <table:table-row table:style-name="ro6">
          <table:table-cell table:style-name="ce2" office:value-type="string" calcext:value-type="string">
            <text:p>Modulo 3 per Router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Modulo NM-4E </text:p>
          </table:table-cell>
          <table:table-cell table:style-name="ce10" office:value-type="currency" office:currency="EUR" office:value="90" calcext:value-type="currency">
            <text:p>€ 90,00</text:p>
          </table:table-cell>
          <table:table-cell table:number-columns-repeated="16380"/>
        </table:table-row>
        <table:table-row table:style-name="ro7">
          <table:table-cell table:style-name="ce2" office:value-type="string" calcext:value-type="string">
            <text:p>Firewall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Firewall Cisco Firepower 1010 [FPR1010-NGFW-K9] - Famiglia processore: Intel. Tecnologia di connessione: Cablato, Console port: RJ-45, Porta per gestione da remoto: RJ-45 (Gigabit). RAM installata: 8096 MB, Tipo di RAM: DDR4. Tipologia disco rigido: SSD, Interfaccia dispositivo di archiviazione: SATA, Capacità totale di archiviazione: 200 GB. Fattore di forma: 1U </text:p>
          </table:table-cell>
          <table:table-cell table:style-name="ce10" office:value-type="currency" office:currency="EUR" office:value="2464" calcext:value-type="currency">
            <text:p>€ 2.464,00</text:p>
          </table:table-cell>
          <table:table-cell table:number-columns-repeated="16380"/>
        </table:table-row>
        <table:table-row table:style-name="ro8">
          <table:table-cell table:style-name="ce2" office:value-type="string" calcext:value-type="string">
            <text:p>Server per il sito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Smart Selection PowerEdge R550 Rack Server</text:p>
          </table:table-cell>
          <table:table-cell table:style-name="ce10" office:value-type="currency" office:currency="EUR" office:value="3692" calcext:value-type="currency">
            <text:p>€ 3.692,00</text:p>
          </table:table-cell>
          <table:table-cell table:number-columns-repeated="16380"/>
        </table:table-row>
        <table:table-row table:style-name="ro9">
          <table:table-cell table:style-name="ce2" office:value-type="string" calcext:value-type="string">
            <text:p>COSTO DI INSTALLAZIONE</text:p>
          </table:table-cell>
          <table:table-cell table:style-name="ce6"/>
          <table:table-cell table:style-name="ce2"/>
          <table:table-cell table:style-name="ce10" office:value-type="currency" office:currency="EUR" office:value="8227" calcext:value-type="currency">
            <text:p>€ 8.227,00</text:p>
          </table:table-cell>
          <table:table-cell table:style-name="ce23"/>
          <table:table-cell table:number-columns-repeated="16379"/>
        </table:table-row>
        <table:table-row table:style-name="ro10">
          <table:table-cell table:style-name="ce2"/>
          <table:table-cell table:style-name="ce6"/>
          <table:table-cell table:style-name="ce9" office:value-type="string" calcext:value-type="string">
            <text:p>TOTALE</text:p>
          </table:table-cell>
          <table:table-cell table:style-name="ce22" table:formula="of:=SUM([.D2:.D17])" office:value-type="currency" office:currency="EUR" office:value="90499" calcext:value-type="currency">
            <text:p>€ 90.499,00</text:p>
          </table:table-cell>
          <table:table-cell table:number-columns-repeated="16380"/>
        </table:table-row>
        <table:table-row table:style-name="ro10">
          <table:table-cell table:style-name="ce13"/>
          <table:table-cell table:style-name="ce17"/>
          <table:table-cell table:style-name="ce9" office:value-type="string" calcext:value-type="string">
            <text:p>IVA</text:p>
          </table:table-cell>
          <table:table-cell table:style-name="ce22" office:value-type="currency" office:currency="EUR" office:value="19909.78" calcext:value-type="currency">
            <text:p>€ 19.909,78</text:p>
          </table:table-cell>
          <table:table-cell table:number-columns-repeated="16380"/>
        </table:table-row>
        <table:table-row table:style-name="ro10">
          <table:table-cell table:style-name="ce2"/>
          <table:table-cell table:style-name="ce6"/>
          <table:table-cell table:style-name="ce2"/>
          <table:table-cell table:style-name="ce22" table:formula="of:=[.D18]+[.D19]" office:value-type="currency" office:currency="EUR" office:value="110408.78" calcext:value-type="currency">
            <text:p>€ 110.408,78</text:p>
          </table:table-cell>
          <table:table-cell table:number-columns-repeated="16380"/>
        </table:table-row>
        <table:table-row table:style-name="ro7" table:number-rows-repeated="1048553">
          <table:table-cell table:number-columns-repeated="16384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 style:data-style-name="N2" text:time-value="18:29:52.45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18:08:07.141000000</meta:creation-date>
    <dc:date>2025-04-23T18:39:29.314000000</dc:date>
    <meta:editing-duration>PT17M40S</meta:editing-duration>
    <meta:editing-cycles>2</meta:editing-cycles>
    <meta:generator>LibreOffice/24.8.6.2$Windows_X86_64 LibreOffice_project/6d98ba145e9a8a39fc57bcc76981d1fb1316c60c</meta:generator>
    <meta:document-statistic meta:table-count="1" meta:cell-count="71" meta:object-count="0"/>
  </office:meta>
</office:document-meta>
</file>